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75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90a5d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8cm"/>
    </style:style>
    <style:style style:name="gr9" style:family="graphic" style:parent-style-name="standard">
      <style:graphic-properties draw:stroke="none" svg:stroke-color="#000000" draw:fill="none" draw:fill-color="#ffffff" fo:min-height="0.968cm"/>
    </style:style>
    <style:style style:name="gr10" style:family="graphic" style:parent-style-name="standard">
      <style:graphic-properties draw:stroke="none" svg:stroke-color="#000000" draw:fill="none" draw:fill-color="#ffffff" fo:min-height="0.55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90a5d"/>
    </style:style>
    <style:style style:name="P5" style:family="paragraph">
      <loext:graphic-properties draw:fill="none" draw:fill-color="#ffffff"/>
      <style:text-properties fo:color="#62a73b"/>
    </style:style>
    <style:style style:name="T1" style:family="text">
      <style:text-properties fo:color="#ccbe00"/>
    </style:style>
    <style:style style:name="T2" style:family="text">
      <style:text-properties fo:color="#729fcf"/>
    </style:style>
    <style:style style:name="T3" style:family="text">
      <style:text-properties fo:color="#f9a870"/>
    </style:style>
    <style:style style:name="T4" style:family="text">
      <style:text-properties fo:color="#bcaed5"/>
    </style:style>
    <style:style style:name="T5" style:family="text">
      <style:text-properties fo:color="#390a5d"/>
    </style:style>
    <style:style style:name="T6" style:family="text">
      <style:text-properties fo:color="#62a73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389cm" svg:height="0.725cm" svg:x="5.862cm" svg:y="9.335cm">
          <draw:text-box>
            <text:p text:style-name="P1"><text:span text:style-name="T1">hydrogen</text:span></text:p>
          </draw:text-box>
        </draw:frame>
        <draw:connector draw:style-name="gr2" draw:text-style-name="P3" draw:layer="layout" draw:type="curve" svg:x1="5.624cm" svg:y1="4.965cm" svg:x2="9.578cm" svg:y2="4.966cm" svg:d="M5624 4965c2965 0 989 1 3954 1" svg:viewBox="0 0 3955 2">
          <text:p/>
        </draw:connector>
        <draw:connector draw:style-name="gr3" draw:text-style-name="P3" draw:layer="layout" draw:type="curve" svg:x1="5.624cm" svg:y1="10.109cm" svg:x2="9.429cm" svg:y2="10.109cm" svg:d="M5624 10109h3805" svg:viewBox="0 0 3806 1">
          <text:p/>
        </draw:connector>
        <draw:connector draw:style-name="gr4" draw:text-style-name="P3" draw:layer="layout" draw:type="curve" svg:x1="5.684cm" svg:y1="8.236cm" svg:x2="9.518cm" svg:y2="8.236cm" svg:d="M5684 8236h3834" svg:viewBox="0 0 3835 1">
          <text:p/>
        </draw:connector>
        <draw:connector draw:style-name="gr5" draw:text-style-name="P3" draw:layer="layout" draw:type="curve" svg:x1="5.653cm" svg:y1="6.511cm" svg:x2="9.518cm" svg:y2="6.512cm" svg:d="M5653 6511c2899 0 967 1 3865 1" svg:viewBox="0 0 3866 2">
          <text:p/>
        </draw:connector>
        <draw:connector draw:style-name="gr6" draw:text-style-name="P3" draw:layer="layout" draw:type="curve" svg:x1="5.654cm" svg:y1="12.665cm" svg:x2="9.578cm" svg:y2="12.665cm" svg:d="M5654 12665h3924" svg:viewBox="0 0 3925 1">
          <text:p/>
        </draw:connector>
        <draw:connector draw:style-name="gr7" draw:text-style-name="P3" draw:layer="layout" draw:type="curve" svg:x1="5.654cm" svg:y1="14.36cm" svg:x2="9.608cm" svg:y2="14.39cm" svg:d="M5654 14360c2965 0 989 30 3954 30" svg:viewBox="0 0 3955 31">
          <text:p/>
        </draw:connector>
        <draw:frame draw:style-name="gr1" draw:text-style-name="P2" draw:layer="layout" svg:width="3.686cm" svg:height="0.725cm" svg:x="5.594cm" svg:y="4.103cm">
          <draw:text-box>
            <text:p text:style-name="P1"><text:span text:style-name="T2">electricity</text:span></text:p>
          </draw:text-box>
        </draw:frame>
        <draw:frame draw:style-name="gr1" draw:text-style-name="P2" draw:layer="layout" svg:width="3.656cm" svg:height="0.725cm" svg:x="5.624cm" svg:y="5.678cm">
          <draw:text-box>
            <text:p text:style-name="P1"><text:span text:style-name="T3">heat</text:span></text:p>
          </draw:text-box>
        </draw:frame>
        <draw:frame draw:style-name="gr8" draw:text-style-name="P2" draw:layer="layout" svg:width="3.33cm" svg:height="0.83cm" svg:x="5.891cm" svg:y="7.405cm">
          <draw:text-box>
            <text:p text:style-name="P1"><text:span text:style-name="T4">mechanical</text:span></text:p>
          </draw:text-box>
        </draw:frame>
        <draw:frame draw:style-name="gr9" draw:text-style-name="P4" draw:layer="layout" svg:width="3.239cm" svg:height="1.218cm" svg:x="5.982cm" svg:y="11.476cm">
          <draw:text-box>
            <text:p text:style-name="P1"><text:span text:style-name="T5">liquid fuel (hydrocarbon)</text:span></text:p>
          </draw:text-box>
        </draw:frame>
        <draw:frame draw:style-name="gr10" draw:text-style-name="P5" draw:layer="layout" svg:width="3.597cm" svg:height="0.801cm" svg:x="6.011cm" svg:y="13.589cm">
          <draw:text-box>
            <text:p><text:span text:style-name="T6">carbon diox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2-16T12:40:58.342901456</dc:date>
    <meta:editing-duration>PT20H59M29S</meta:editing-duration>
    <meta:editing-cycles>37</meta:editing-cycles>
    <dc:creator>Barry McMullin</dc:creator>
    <meta:document-statistic meta:object-count="12"/>
  </office:meta>
</office:document-meta>
</file>